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fcbd" officeooo:paragraph-rsid="0014f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es et réseaux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3:34:49.012000000</meta:creation-date>
    <dc:date>2024-04-10T22:35:15.551000000</dc:date>
    <meta:editing-duration>PT9H27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sFree_Office_for_Docs_and_PDF/7.4.2.3$Windows_X86_64 LibreOffice_project/382eef1f22670f7f4118c8c2dd222ec7ad009daf</meta:generator>
  </office:meta>
</office:document-meta>
</file>